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28ADE78B00DA265EBED.png" manifest:media-type="image/png"/>
  <manifest:file-entry manifest:full-path="Pictures/10000201000004380000028A74223BB8A6DE33D4.png" manifest:media-type="image/png"/>
  <manifest:file-entry manifest:full-path="Pictures/10000201000004380000028A9C84C4CC63347A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" svg:font-family="Timesnew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cm, 3.625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4cm, 2.66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2cm, 3.282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65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.244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106cm" svg:stroke-color="#ce18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cm"/>
    </style:style>
    <style:style style:name="gr11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stroke="dash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draw:stroke="solid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18cm" svg:stroke-color="#000000" draw:marker-start="Rounded_20_large_20_Arrow" draw:marker-start-width="0.103cm" draw:marker-end="Rounded_20_large_20_Arrow" draw:marker-end-width="0.103cm" draw:fill="none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width="0.044cm" draw:stroke-linejoin="miter" draw:fill="solid" draw:fill-color="#00000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417cm"/>
    </style:style>
    <style:style style:name="gr19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251cm" fo:min-width="0cm" fo:padding-top="0.177cm" fo:padding-bottom="0.177cm" fo:padding-left="0.302cm" fo:padding-right="0.302cm"/>
    </style:style>
    <style:style style:name="gr20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431cm" fo:min-width="0.123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77cm"/>
    </style:style>
    <style:style style:name="gr22" style:family="graphic" style:parent-style-name="standard">
      <style:graphic-properties draw:stroke="none" svg:stroke-width="0.018cm" svg:stroke-color="#fffffe" draw:marker-start-width="0.227cm" draw:marker-end-width="0.227cm" draw:fill="solid" draw:fill-color="#dddddd" draw:opacity="100%" draw:textarea-horizontal-align="left" draw:auto-grow-height="true" draw:auto-grow-width="false" fo:min-height="0.39cm" fo:min-width="0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width="0.018cm" svg:stroke-color="#fffffe" draw:marker-start-width="0.227cm" draw:marker-end-width="0.227cm" draw:fill="solid" draw:fill-color="#dddddd" draw:opacity="100%" draw:textarea-horizontal-align="left" draw:auto-grow-height="true" draw:auto-grow-width="false" fo:min-height="0.39cm" fo:min-width="0cm" fo:padding-top="0.134cm" fo:padding-bottom="0.134cm" fo:padding-left="0.259cm" fo:padding-right="0.259cm"/>
    </style:style>
    <style:style style:name="gr24" style:family="graphic" style:parent-style-name="standard">
      <style:graphic-properties draw:stroke="dash" draw:stroke-dash="Fine_20_Dashed" svg:stroke-width="0.035cm" svg:stroke-color="#18a303" draw:marker-start-width="0.252cm" draw:marker-end-width="0.252cm" draw:fill="none" draw:textarea-horizontal-align="justify" draw:textarea-vertical-align="middle" draw:auto-grow-height="false" fo:min-height="0.828cm" fo:min-width="0.578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normal"/>
    </style:style>
    <style:style style:name="P3" style:family="paragraph">
      <loext:graphic-properties draw:fill="none" draw:fill-color="#ffffff"/>
      <style:text-properties style:font-name="Timesnewroman" fo:font-size="12pt" fo:font-weight="normal" style:font-size-asian="12pt" style:font-size-complex="12pt"/>
    </style:style>
    <style:style style:name="P4" style:family="paragraph">
      <loext:graphic-properties draw:fill="none" draw:fill-color="#ffffff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Times New Roman" fo:font-size="12pt" fo:font-weight="normal"/>
    </style:style>
    <style:style style:name="P7" style:family="paragraph">
      <style:paragraph-properties fo:margin-left="0.203cm" fo:margin-right="0cm" fo:text-indent="0.051cm"/>
    </style:style>
    <style:style style:name="P8" style:family="paragraph">
      <loext:graphic-properties draw:fill="none" draw:fill-color="#ffffff"/>
      <style:paragraph-properties fo:margin-left="0.203cm" fo:margin-right="0cm" fo:text-indent="0.051cm"/>
      <style:text-properties style:font-name="Timesnewroman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ffffff"/>
      <style:paragraph-properties fo:margin-left="0cm" fo:margin-right="0cm" fo:text-indent="0.051cm"/>
      <style:text-properties fo:font-size="9pt"/>
    </style:style>
    <style:style style:name="P12" style:family="paragraph">
      <loext:graphic-properties draw:fill="solid" draw:fill-color="#000000"/>
      <style:paragraph-properties fo:margin-left="0cm" fo:margin-right="0cm" fo:text-indent="0.051cm"/>
      <style:text-properties fo:font-size="9pt"/>
    </style:style>
    <style:style style:name="P13" style:family="paragraph">
      <style:text-properties style:font-name="Times New Roman" fo:font-size="12pt" fo:font-weight="normal"/>
    </style:style>
    <style:style style:name="P14" style:family="paragraph">
      <loext:graphic-properties draw:fill="none" draw:fill-color="#ffffff"/>
      <style:text-properties style:font-name="Times New Roman" fo:font-size="12pt" fo:font-weight="normal" style:font-size-asian="9pt" style:font-size-complex="9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text-properties style:font-name="Timesnewroman" fo:font-size="12pt" fo:font-weight="normal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text-properties style:font-name="Timesnewroman" fo:font-size="10pt" style:font-size-asian="10pt" style:font-size-complex="10pt"/>
    </style:style>
    <style:style style:name="P18" style:family="paragraph">
      <style:paragraph-properties fo:margin-top="0.102cm" fo:margin-bottom="0cm"/>
    </style:style>
    <style:style style:name="P19" style:family="paragraph">
      <loext:graphic-properties draw:fill="solid" draw:fill-color="#dddddd" draw:opacity="100%"/>
      <style:paragraph-properties fo:margin-top="0.102cm" fo:margin-bottom="0cm"/>
      <style:text-properties style:font-name="Timesnewroman" fo:font-size="10pt" fo:font-weight="bold" style:font-size-asian="6pt" style:font-size-complex="6pt"/>
    </style:style>
    <style:style style:name="T1" style:family="text">
      <style:text-properties style:font-name="Timesnewroman" fo:font-size="12pt" style:font-size-asian="12pt" style:font-size-complex="12pt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newroman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size-asian="9pt" style:font-size-complex="9pt"/>
    </style:style>
    <style:style style:name="T5" style:family="text">
      <style:text-properties style:font-name="Timesnewroman" fo:font-size="12pt" style:font-size-asian="12pt" style:font-weight-asian="bold" style:font-size-complex="12pt" style:font-weight-complex="bold"/>
    </style:style>
    <style:style style:name="T6" style:family="text">
      <style:text-properties style:font-name="Timesnewroman" fo:font-size="10pt" style:font-size-asian="10pt" style:font-size-complex="10pt"/>
    </style:style>
    <style:style style:name="T7" style:family="text">
      <style:text-properties style:font-name="Timesnewroman" fo:font-size="10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11cm" svg:height="3.937cm" svg:x="0.703cm" svg:y="0.448cm">
          <draw:image xlink:href="Pictures/10000201000004380000028A74223BB8A6DE33D4.png" xlink:type="simple" xlink:show="embed" xlink:actuate="onLoad">
            <text:p/>
          </draw:image>
        </draw:frame>
        <draw:frame draw:style-name="gr2" draw:text-style-name="P1" draw:layer="layout" svg:width="6.673cm" svg:height="3.685cm" svg:x="13.705cm" svg:y="0.448cm">
          <draw:image xlink:href="Pictures/10000201000004380000028A9C84C4CC63347A2E.png" xlink:type="simple" xlink:show="embed" xlink:actuate="onLoad">
            <text:p/>
          </draw:image>
        </draw:frame>
        <draw:frame draw:style-name="gr3" draw:text-style-name="P1" draw:layer="layout" svg:width="6.482cm" svg:height="3.936cm" svg:x="6.9cm" svg:y="0.448cm">
          <draw:image xlink:href="Pictures/10000201000004380000028ADE78B00DA265EBED.png" xlink:type="simple" xlink:show="embed" xlink:actuate="onLoad">
            <text:p/>
          </draw:image>
        </draw:frame>
        <draw:frame draw:style-name="gr4" draw:text-style-name="P3" draw:layer="layout" svg:width="1.018cm" svg:height="0.725cm" svg:x="0.081cm" svg:y="1.01cm">
          <draw:text-box>
            <text:p text:style-name="P2"><text:span text:style-name="T1">(a)</text:span></text:p>
          </draw:text-box>
        </draw:frame>
        <draw:frame draw:style-name="gr5" draw:text-style-name="P4" draw:layer="layout" svg:width="1.15cm" svg:height="0.64cm" svg:x="1.905cm" svg:y="1.518cm">
          <draw:text-box>
            <text:p><text:span text:style-name="T2">void</text:span></text:p>
          </draw:text-box>
        </draw:frame>
        <draw:custom-shape draw:style-name="gr6" draw:text-style-name="P1" draw:layer="layout" svg:width="0.889cm" svg:height="0.508cm" svg:x="6.747cm" svg:y="5.7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889cm" svg:height="0.508cm" svg:x="13.559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0.622cm" svg:height="0.672cm" svg:x="3.434cm" svg:y="5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4.92cm" svg:height="2.452cm" draw:transform="skewX (0.301418361819421) rotate (0.501258561172771) translate (1.31550469272838cm 5.51092727556352cm)" svg:viewBox="0 0 4921 2453" svg:d="M0 0c2857 1 4921 2453 4921 2453">
          <text:p/>
        </draw:path>
        <draw:line draw:style-name="gr9" draw:text-style-name="P1" draw:layer="layout" svg:x1="1.168cm" svg:y1="4.557cm" svg:x2="6.501cm" svg:y2="4.557cm">
          <text:p/>
        </draw:line>
        <draw:line draw:style-name="gr9" draw:text-style-name="P6" draw:layer="layout" svg:x1="1.168cm" svg:y1="7.224cm" svg:x2="6.501cm" svg:y2="7.224cm">
          <text:p/>
        </draw:line>
        <draw:frame draw:style-name="gr10" draw:text-style-name="P8" draw:layer="layout" svg:width="1.918cm" svg:height="1.029cm" svg:x="3.67cm" svg:y="5.372cm">
          <draw:text-box>
            <text:p text:style-name="P7"><text:span text:style-name="T3">Void</text:span></text:p>
          </draw:text-box>
        </draw:frame>
        <draw:line draw:style-name="gr11" draw:text-style-name="P1" draw:layer="layout" svg:x1="1.726cm" svg:y1="5.36cm" svg:x2="1.884cm" svg:y2="5.572cm">
          <text:p/>
        </draw:line>
        <draw:line draw:style-name="gr11" draw:text-style-name="P1" draw:layer="layout" svg:x1="1.904cm" svg:y1="5.381cm" svg:x2="1.708cm" svg:y2="5.552cm">
          <text:p/>
        </draw:line>
        <draw:line draw:style-name="gr11" draw:text-style-name="P1" draw:layer="layout" svg:x1="5.61cm" svg:y1="5.446cm" svg:x2="5.768cm" svg:y2="5.658cm">
          <text:p/>
        </draw:line>
        <draw:line draw:style-name="gr11" draw:text-style-name="P1" draw:layer="layout" svg:x1="5.787cm" svg:y1="5.467cm" svg:x2="5.591cm" svg:y2="5.638cm">
          <text:p/>
        </draw:line>
        <draw:line draw:style-name="gr12" draw:text-style-name="P1" draw:layer="layout" svg:x1="1.786cm" svg:y1="5.446cm" svg:x2="1.786cm" svg:y2="6.462cm">
          <text:p/>
        </draw:line>
        <draw:line draw:style-name="gr12" draw:text-style-name="P1" draw:layer="layout" svg:x1="3.724cm" svg:y1="5.862cm" svg:x2="3.724cm" svg:y2="6.497cm">
          <text:p/>
        </draw:line>
        <draw:line draw:style-name="gr12" draw:text-style-name="P1" draw:layer="layout" svg:x1="5.67cm" svg:y1="5.573cm" svg:x2="5.67cm" svg:y2="6.589cm">
          <text:p/>
        </draw:line>
        <draw:line draw:style-name="gr13" draw:text-style-name="P1" draw:layer="layout" svg:x1="1.786cm" svg:y1="6.462cm" svg:x2="1.786cm" svg:y2="6.843cm">
          <text:p/>
        </draw:line>
        <draw:line draw:style-name="gr14" draw:text-style-name="P1" draw:layer="layout" svg:x1="5.67cm" svg:y1="6.462cm" svg:x2="5.67cm" svg:y2="6.843cm">
          <text:p/>
        </draw:line>
        <draw:line draw:style-name="gr14" draw:text-style-name="P1" draw:layer="layout" svg:x1="1.786cm" svg:y1="6.463cm" svg:x2="1.786cm" svg:y2="6.843cm">
          <text:p/>
        </draw:line>
        <draw:line draw:style-name="gr14" draw:text-style-name="P1" draw:layer="layout" svg:x1="3.724cm" svg:y1="6.497cm" svg:x2="3.724cm" svg:y2="6.878cm">
          <text:p/>
        </draw:line>
        <draw:line draw:style-name="gr15" draw:text-style-name="P1" draw:layer="layout" svg:x1="1.786cm" svg:y1="6.597cm" svg:x2="3.724cm" svg:y2="6.589cm">
          <text:p/>
        </draw:line>
        <draw:line draw:style-name="gr15" draw:text-style-name="P1" draw:layer="layout" svg:x1="1.787cm" svg:y1="6.597cm" svg:x2="3.725cm" svg:y2="6.589cm">
          <text:p/>
        </draw:line>
        <draw:line draw:style-name="gr15" draw:text-style-name="P1" draw:layer="layout" svg:x1="3.733cm" svg:y1="6.597cm" svg:x2="5.671cm" svg:y2="6.589cm">
          <text:p/>
        </draw:line>
        <draw:g>
          <svg:title>TexMaths</svg:title>
          <svg:desc>14§display§d§svg§600§FALSE§</svg:desc>
          <draw:polygon draw:style-name="gr16" draw:text-style-name="P9" draw:layer="layout" svg:width="0.238cm" svg:height="0.342cm" svg:x="2.724cm" svg:y="6.081cm" svg:viewBox="0 0 239 343" draw:points="120,343 0,343 0,0 239,0 239,343">
            <text:p/>
          </draw:polygon>
          <draw:path draw:style-name="gr17" draw:text-style-name="P10" draw:layer="layout" svg:width="0.218cm" svg:height="0.348cm" svg:x="2.743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6" draw:text-style-name="P9" draw:layer="layout" svg:width="0.238cm" svg:height="0.342cm" svg:x="4.611cm" svg:y="6.081cm" svg:viewBox="0 0 239 343" draw:points="120,343 0,343 0,0 239,0 239,343">
            <text:p/>
          </draw:polygon>
          <draw:path draw:style-name="gr17" draw:text-style-name="P10" draw:layer="layout" svg:width="0.218cm" svg:height="0.348cm" svg:x="4.63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6" draw:text-style-name="P11" draw:layer="layout" svg:width="0.238cm" svg:height="0.342cm" svg:x="2.724cm" svg:y="6.081cm" svg:viewBox="0 0 239 343" draw:points="120,343 0,343 0,0 239,0 239,343">
            <text:p/>
          </draw:polygon>
          <draw:path draw:style-name="gr17" draw:text-style-name="P12" draw:layer="layout" svg:width="0.218cm" svg:height="0.348cm" svg:x="2.743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6" draw:text-style-name="P11" draw:layer="layout" svg:width="0.238cm" svg:height="0.342cm" svg:x="4.611cm" svg:y="6.081cm" svg:viewBox="0 0 239 343" draw:points="120,343 0,343 0,0 239,0 239,343">
            <text:p/>
          </draw:polygon>
          <draw:path draw:style-name="gr17" draw:text-style-name="P12" draw:layer="layout" svg:width="0.218cm" svg:height="0.348cm" svg:x="4.63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frame draw:style-name="gr18" draw:text-style-name="P14" draw:layer="layout" svg:width="0.993cm" svg:height="0.721cm" svg:x="0.968cm" svg:y="7.379cm">
          <draw:text-box>
            <text:p text:style-name="P13"><text:span text:style-name="T4">(1)</text:span></text:p>
          </draw:text-box>
        </draw:frame>
        <draw:g>
          <draw:custom-shape draw:style-name="gr7" draw:text-style-name="P5" draw:layer="layout" svg:width="0.622cm" svg:height="0.672cm" svg:x="10.177cm" svg:y="5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7.911cm" svg:y1="4.557cm" svg:x2="13.244cm" svg:y2="4.557cm">
            <text:p/>
          </draw:line>
          <draw:line draw:style-name="gr9" draw:text-style-name="P1" draw:layer="layout" svg:x1="7.911cm" svg:y1="7.224cm" svg:x2="13.244cm" svg:y2="7.224cm">
            <text:p/>
          </draw:line>
          <draw:line draw:style-name="gr11" draw:text-style-name="P1" draw:layer="layout" svg:x1="8.469cm" svg:y1="5.36cm" svg:x2="8.627cm" svg:y2="5.572cm">
            <text:p/>
          </draw:line>
          <draw:line draw:style-name="gr11" draw:text-style-name="P1" draw:layer="layout" svg:x1="8.646cm" svg:y1="5.381cm" svg:x2="8.45cm" svg:y2="5.552cm">
            <text:p/>
          </draw:line>
          <draw:line draw:style-name="gr11" draw:text-style-name="P1" draw:layer="layout" svg:x1="12.353cm" svg:y1="5.446cm" svg:x2="12.511cm" svg:y2="5.658cm">
            <text:p/>
          </draw:line>
          <draw:line draw:style-name="gr11" draw:text-style-name="P1" draw:layer="layout" svg:x1="12.53cm" svg:y1="5.467cm" svg:x2="12.334cm" svg:y2="5.638cm">
            <text:p/>
          </draw:line>
          <draw:line draw:style-name="gr12" draw:text-style-name="P1" draw:layer="layout" svg:x1="8.529cm" svg:y1="5.446cm" svg:x2="8.529cm" svg:y2="6.462cm">
            <text:p/>
          </draw:line>
          <draw:line draw:style-name="gr12" draw:text-style-name="P1" draw:layer="layout" svg:x1="10.467cm" svg:y1="5.862cm" svg:x2="10.467cm" svg:y2="6.497cm">
            <text:p/>
          </draw:line>
          <draw:line draw:style-name="gr12" draw:text-style-name="P1" draw:layer="layout" svg:x1="12.413cm" svg:y1="5.573cm" svg:x2="12.413cm" svg:y2="6.589cm">
            <text:p/>
          </draw:line>
          <draw:line draw:style-name="gr13" draw:text-style-name="P1" draw:layer="layout" svg:x1="8.529cm" svg:y1="6.462cm" svg:x2="8.529cm" svg:y2="6.843cm">
            <text:p/>
          </draw:line>
          <draw:line draw:style-name="gr14" draw:text-style-name="P1" draw:layer="layout" svg:x1="12.413cm" svg:y1="6.462cm" svg:x2="12.413cm" svg:y2="6.843cm">
            <text:p/>
          </draw:line>
          <draw:line draw:style-name="gr14" draw:text-style-name="P1" draw:layer="layout" svg:x1="8.529cm" svg:y1="6.463cm" svg:x2="8.529cm" svg:y2="6.843cm">
            <text:p/>
          </draw:line>
          <draw:line draw:style-name="gr14" draw:text-style-name="P1" draw:layer="layout" svg:x1="10.467cm" svg:y1="6.497cm" svg:x2="10.467cm" svg:y2="6.878cm">
            <text:p/>
          </draw:line>
          <draw:line draw:style-name="gr15" draw:text-style-name="P1" draw:layer="layout" svg:x1="8.529cm" svg:y1="6.597cm" svg:x2="10.467cm" svg:y2="6.589cm">
            <text:p/>
          </draw:line>
          <draw:line draw:style-name="gr15" draw:text-style-name="P1" draw:layer="layout" svg:x1="8.53cm" svg:y1="6.597cm" svg:x2="10.468cm" svg:y2="6.589cm">
            <text:p/>
          </draw:line>
          <draw:line draw:style-name="gr15" draw:text-style-name="P1" draw:layer="layout" svg:x1="10.475cm" svg:y1="6.597cm" svg:x2="12.413cm" svg:y2="6.589cm">
            <text:p/>
          </draw:line>
          <draw:g>
            <svg:title>TexMaths</svg:title>
            <svg:desc>14§display§d§svg§600§FALSE§</svg:desc>
            <draw:polygon draw:style-name="gr16" draw:text-style-name="P9" draw:layer="layout" svg:width="0.238cm" svg:height="0.342cm" svg:x="9.467cm" svg:y="6.081cm" svg:viewBox="0 0 239 343" draw:points="120,343 0,343 0,0 239,0 239,343">
              <text:p/>
            </draw:polygon>
            <draw:path draw:style-name="gr17" draw:text-style-name="P10" draw:layer="layout" svg:width="0.218cm" svg:height="0.348cm" svg:x="9.486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g>
            <svg:title>TexMaths</svg:title>
            <svg:desc>14§display§d§svg§600§FALSE§</svg:desc>
            <draw:polygon draw:style-name="gr16" draw:text-style-name="P9" draw:layer="layout" svg:width="0.238cm" svg:height="0.342cm" svg:x="11.354cm" svg:y="6.081cm" svg:viewBox="0 0 239 343" draw:points="120,343 0,343 0,0 239,0 239,343">
              <text:p/>
            </draw:polygon>
            <draw:path draw:style-name="gr17" draw:text-style-name="P10" draw:layer="layout" svg:width="0.218cm" svg:height="0.348cm" svg:x="11.372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g>
            <svg:title>TexMaths</svg:title>
            <svg:desc>14§display§d§svg§600§FALSE§</svg:desc>
            <draw:polygon draw:style-name="gr16" draw:text-style-name="P11" draw:layer="layout" svg:width="0.238cm" svg:height="0.342cm" svg:x="9.467cm" svg:y="6.081cm" svg:viewBox="0 0 239 343" draw:points="120,343 0,343 0,0 239,0 239,343">
              <text:p/>
            </draw:polygon>
            <draw:path draw:style-name="gr17" draw:text-style-name="P12" draw:layer="layout" svg:width="0.218cm" svg:height="0.348cm" svg:x="9.486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g>
            <svg:title>TexMaths</svg:title>
            <svg:desc>14§display§d§svg§600§FALSE§</svg:desc>
            <draw:polygon draw:style-name="gr16" draw:text-style-name="P11" draw:layer="layout" svg:width="0.238cm" svg:height="0.342cm" svg:x="11.354cm" svg:y="6.081cm" svg:viewBox="0 0 239 343" draw:points="120,343 0,343 0,0 239,0 239,343">
              <text:p/>
            </draw:polygon>
            <draw:path draw:style-name="gr17" draw:text-style-name="P12" draw:layer="layout" svg:width="0.218cm" svg:height="0.348cm" svg:x="11.372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path draw:style-name="gr8" draw:text-style-name="P1" draw:layer="layout" svg:width="1.795cm" svg:height="4.416cm" draw:transform="skewX (-0.359014227135234) rotate (0.997455667514759) translate (7.82841079732275cm 5.91985976069951cm)" svg:viewBox="0 0 1796 4417" svg:d="M0 108c733 1 1025-278 1115 57 91 334-311 544-522 780-211 237-150 460-150 460 0 0 9 377 954 140s-240 1143-240 1143c0 0-423 474-312 544 110 69 1085-55 935 404-152 460-524 781-524 781">
            <text:p/>
          </draw:path>
        </draw:g>
        <draw:frame draw:style-name="gr18" draw:text-style-name="P14" draw:layer="layout" svg:width="0.993cm" svg:height="0.721cm" svg:x="7.632cm" svg:y="7.351cm">
          <draw:text-box>
            <text:p text:style-name="P13"><text:span text:style-name="T4">(2)</text:span></text:p>
          </draw:text-box>
        </draw:frame>
        <draw:custom-shape draw:style-name="gr7" draw:text-style-name="P5" draw:layer="layout" svg:width="0.621cm" svg:height="0.672cm" svg:x="17.028cm" svg:y="5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4.762cm" svg:y1="4.557cm" svg:x2="20.095cm" svg:y2="4.557cm">
          <text:p/>
        </draw:line>
        <draw:line draw:style-name="gr9" draw:text-style-name="P1" draw:layer="layout" svg:x1="14.762cm" svg:y1="7.224cm" svg:x2="20.095cm" svg:y2="7.224cm">
          <text:p/>
        </draw:line>
        <draw:line draw:style-name="gr11" draw:text-style-name="P1" draw:layer="layout" svg:x1="15.32cm" svg:y1="5.36cm" svg:x2="15.478cm" svg:y2="5.572cm">
          <text:p/>
        </draw:line>
        <draw:line draw:style-name="gr11" draw:text-style-name="P1" draw:layer="layout" svg:x1="15.497cm" svg:y1="5.381cm" svg:x2="15.301cm" svg:y2="5.552cm">
          <text:p/>
        </draw:line>
        <draw:line draw:style-name="gr11" draw:text-style-name="P1" draw:layer="layout" svg:x1="19.204cm" svg:y1="5.446cm" svg:x2="19.362cm" svg:y2="5.658cm">
          <text:p/>
        </draw:line>
        <draw:line draw:style-name="gr11" draw:text-style-name="P1" draw:layer="layout" svg:x1="19.381cm" svg:y1="5.467cm" svg:x2="19.185cm" svg:y2="5.638cm">
          <text:p/>
        </draw:line>
        <draw:line draw:style-name="gr12" draw:text-style-name="P1" draw:layer="layout" svg:x1="15.38cm" svg:y1="5.446cm" svg:x2="15.38cm" svg:y2="6.462cm">
          <text:p/>
        </draw:line>
        <draw:line draw:style-name="gr12" draw:text-style-name="P1" draw:layer="layout" svg:x1="17.318cm" svg:y1="5.862cm" svg:x2="17.318cm" svg:y2="6.497cm">
          <text:p/>
        </draw:line>
        <draw:line draw:style-name="gr12" draw:text-style-name="P1" draw:layer="layout" svg:x1="19.264cm" svg:y1="5.573cm" svg:x2="19.264cm" svg:y2="6.589cm">
          <text:p/>
        </draw:line>
        <draw:line draw:style-name="gr13" draw:text-style-name="P1" draw:layer="layout" svg:x1="15.38cm" svg:y1="6.462cm" svg:x2="15.38cm" svg:y2="6.843cm">
          <text:p/>
        </draw:line>
        <draw:line draw:style-name="gr14" draw:text-style-name="P1" draw:layer="layout" svg:x1="19.264cm" svg:y1="6.462cm" svg:x2="19.264cm" svg:y2="6.843cm">
          <text:p/>
        </draw:line>
        <draw:line draw:style-name="gr14" draw:text-style-name="P1" draw:layer="layout" svg:x1="15.38cm" svg:y1="6.463cm" svg:x2="15.38cm" svg:y2="6.843cm">
          <text:p/>
        </draw:line>
        <draw:line draw:style-name="gr14" draw:text-style-name="P1" draw:layer="layout" svg:x1="17.318cm" svg:y1="6.497cm" svg:x2="17.318cm" svg:y2="6.878cm">
          <text:p/>
        </draw:line>
        <draw:line draw:style-name="gr15" draw:text-style-name="P1" draw:layer="layout" svg:x1="15.38cm" svg:y1="6.597cm" svg:x2="17.318cm" svg:y2="6.589cm">
          <text:p/>
        </draw:line>
        <draw:line draw:style-name="gr15" draw:text-style-name="P1" draw:layer="layout" svg:x1="15.381cm" svg:y1="6.597cm" svg:x2="17.319cm" svg:y2="6.589cm">
          <text:p/>
        </draw:line>
        <draw:line draw:style-name="gr15" draw:text-style-name="P1" draw:layer="layout" svg:x1="17.326cm" svg:y1="6.597cm" svg:x2="19.264cm" svg:y2="6.589cm">
          <text:p/>
        </draw:line>
        <draw:g>
          <svg:title>TexMaths</svg:title>
          <svg:desc>14§display§d§svg§600§FALSE§</svg:desc>
          <draw:polygon draw:style-name="gr16" draw:text-style-name="P9" draw:layer="layout" svg:width="0.238cm" svg:height="0.342cm" svg:x="16.318cm" svg:y="6.081cm" svg:viewBox="0 0 239 343" draw:points="120,343 0,343 0,0 239,0 239,343">
            <text:p/>
          </draw:polygon>
          <draw:path draw:style-name="gr17" draw:text-style-name="P10" draw:layer="layout" svg:width="0.218cm" svg:height="0.348cm" svg:x="16.336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6" draw:text-style-name="P9" draw:layer="layout" svg:width="0.238cm" svg:height="0.342cm" svg:x="18.205cm" svg:y="6.081cm" svg:viewBox="0 0 239 343" draw:points="120,343 0,343 0,0 239,0 239,343">
            <text:p/>
          </draw:polygon>
          <draw:path draw:style-name="gr17" draw:text-style-name="P10" draw:layer="layout" svg:width="0.218cm" svg:height="0.348cm" svg:x="18.223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6" draw:text-style-name="P11" draw:layer="layout" svg:width="0.238cm" svg:height="0.342cm" svg:x="16.318cm" svg:y="6.081cm" svg:viewBox="0 0 239 343" draw:points="120,343 0,343 0,0 239,0 239,343">
            <text:p/>
          </draw:polygon>
          <draw:path draw:style-name="gr17" draw:text-style-name="P12" draw:layer="layout" svg:width="0.218cm" svg:height="0.348cm" svg:x="16.336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6" draw:text-style-name="P11" draw:layer="layout" svg:width="0.238cm" svg:height="0.342cm" svg:x="18.205cm" svg:y="6.081cm" svg:viewBox="0 0 239 343" draw:points="120,343 0,343 0,0 239,0 239,343">
            <text:p/>
          </draw:polygon>
          <draw:path draw:style-name="gr17" draw:text-style-name="P12" draw:layer="layout" svg:width="0.218cm" svg:height="0.348cm" svg:x="18.223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custom-shape draw:style-name="gr19" draw:text-style-name="P15" draw:layer="layout" svg:width="0.791cm" svg:height="0.855cm" svg:x="18.881cm" svg:y="5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1.027cm" svg:height="1.109cm" svg:x="16.827cm" svg:y="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791cm" svg:height="0.855cm" svg:x="14.912cm" svg:y="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.27cm" svg:height="0.721cm" svg:x="14.543cm" svg:y="7.351cm">
          <draw:text-box>
            <text:p text:style-name="P13"><text:span text:style-name="T4">(3)</text:span></text:p>
          </draw:text-box>
        </draw:frame>
        <draw:frame draw:style-name="gr4" draw:text-style-name="P16" draw:layer="layout" svg:width="1.018cm" svg:height="0.725cm" svg:x="0.081cm" svg:y="5.787cm">
          <draw:text-box>
            <text:p text:style-name="P2"><text:span text:style-name="T5">(b)</text:span></text:p>
          </draw:text-box>
        </draw:frame>
        <draw:frame draw:style-name="gr4" draw:text-style-name="P17" draw:layer="layout" svg:width="1.018cm" svg:height="0.725cm" svg:x="5.586cm" svg:y="5.57cm">
          <draw:text-box>
            <text:p><text:span text:style-name="T6">B</text:span></text:p>
          </draw:text-box>
        </draw:frame>
        <draw:frame draw:style-name="gr4" draw:text-style-name="P17" draw:layer="layout" svg:width="1.018cm" svg:height="0.725cm" svg:x="1.189cm" svg:y="5.57cm">
          <draw:text-box>
            <text:p><text:span text:style-name="T6">A</text:span></text:p>
          </draw:text-box>
        </draw:frame>
        <draw:frame draw:style-name="gr22" draw:text-style-name="P19" draw:layer="layout" svg:width="0.655cm" svg:height="0.674cm" svg:x="1.673cm" svg:y="0.472cm">
          <draw:text-box>
            <text:p text:style-name="P18"><text:span text:style-name="T7">1</text:span></text:p>
          </draw:text-box>
        </draw:frame>
        <draw:frame draw:style-name="gr23" draw:text-style-name="P19" draw:layer="layout" svg:width="0.655cm" svg:height="0.658cm" svg:x="8.03cm" svg:y="0.472cm">
          <draw:text-box>
            <text:p text:style-name="P18"><text:span text:style-name="T7">2</text:span></text:p>
          </draw:text-box>
        </draw:frame>
        <draw:frame draw:style-name="gr23" draw:text-style-name="P19" draw:layer="layout" svg:width="0.655cm" svg:height="0.658cm" svg:x="14.524cm" svg:y="0.472cm">
          <draw:text-box>
            <text:p text:style-name="P18"><text:span text:style-name="T7">3</text:span></text:p>
          </draw:text-box>
        </draw:frame>
        <draw:custom-shape draw:style-name="gr24" draw:text-style-name="P1" draw:layer="layout" svg:width="1.524cm" svg:height="1.524cm" svg:x="15.87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" svg:font-family="Timesnew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9:15:22.888789361</meta:creation-date>
    <dc:date>2018-11-18T17:11:02.150730632</dc:date>
    <meta:editing-duration>PT1H59M51S</meta:editing-duration>
    <meta:editing-cycles>20</meta:editing-cycles>
    <meta:generator>LibreOffice/6.0.6.2$Linux_X86_64 LibreOffice_project/00m0$Build-2</meta:generator>
    <meta:document-statistic meta:object-count="111"/>
  </office:meta>
</office:document-meta>
</file>